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UNTUACIÓN</text:span> general</text:p>
      <text:p text:style-name="Standard"/>
      <text:p text:style-name="Standard">Dependencias en la práctica</text:p>
      <text:list xml:id="list20648853" text:style-name="L1">
        <text:list-item>
          <text:p text:style-name="P1">performance del usuario al tocar</text:p>
        </text:list-item>
      </text:list>
      <text:p text:style-name="Standard"/>
      <text:p text:style-name="Standard">Dependencias teóricas</text:p>
      <text:list xml:id="list20623443" text:style-name="L2">
        <text:list-item>
          <text:p text:style-name="P2">La puntuación recibe los datos del ciclo de juego para saber cuando hice Miss en una nota, o cuantas teclas llevo bien tocadas.</text:p>
        </text:list-item>
        <text:list-item>
          <text:p text:style-name="P2">*** Tocar mal (hacer miss: no tocar la tecla a tiempo, no tocar en absoluto o tocar de más, también abarca errarle a alguna de las notas que componen el acorde, si fuera un acorde) devuelve el multiplicador a 1.</text:p>
        </text:list-item>
      </text:list>
      <text:p text:style-name="Standard"/>
      <text:list xml:id="list20674663" text:continue-numbering="true" text:style-name="L2">
        <text:list-item>
          <text:p text:style-name="P2">Hay resta de puntaje? No, no? resta puntaje tocar fuera de tiempo o por ej, tocar cualquier cosa en cualquier momento? </text:p>
        </text:list-item>
      </text:list>
      <text:p text:style-name="Standard"/>
      <text:p text:style-name="P4">Objeto puntuación</text:p>
      <text:p text:style-name="Standard"/>
      <text:p text:style-name="Standard"/>
      <text:p text:style-name="Standard">Atributos--&gt; multiplicador</text:p>
      <text:list xml:id="list20636250" text:style-name="L3">
        <text:list-item>
          <text:p text:style-name="P3">4 "velocidades"</text:p>
        </text:list-item>
        <text:list-item>
          <text:p text:style-name="P3">depende del nivel? Disminuye la cantidad de notas a tocar bien antes de aumentar el multiplicador o para todas las dificultades es lo mismo?</text:p>
        </text:list-item>
      </text:list>
      <text:p text:style-name="Standard"/>
      <text:p text:style-name="Standard">Valor constante si toqué bien: 50 puntos.</text:p>
      <text:p text:style-name="Standard"/>
      <text:p text:style-name="Standard">Métodos</text:p>
      <text:p text:style-name="Standard">+ Incrementar el multiplicador</text:p>
      <text:p text:style-name="Standard"><text:s/></text:p>
      <text:p text:style-name="Standard"/>
      <text:p text:style-name="Standard">If cant de notas acertadas &gt; 10 multiplicador++</text:p>
      <text:p text:style-name="Standard">If cant de notas acertadas &gt; 15 multiplicador++</text:p>
      <text:p text:style-name="Standard">If cant de notas acertadas &gt; 20 multiplicador++</text:p>
      <text:p text:style-name="Standard">If miss nota: multiplicador = 1</text:p>
      <text:p text:style-name="Standard"/>
      <text:p text:style-name="Standard"/>
      <text:p text:style-name="Standard">Recibe información del bucle del juego para poder contar la cantidad de aciertos que tien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3M14S</meta:editing-duration>
    <meta:editing-cycles>4</meta:editing-cycles>
    <meta:generator>OpenOffice.org/3.2$Win32 OpenOffice.org_project/320m12$Build-9483</meta:generator>
    <dc:date>2010-06-17T00:55:17.46</dc:date>
    <dc:creator>Alejandra </dc:creator>
    <meta:document-statistic meta:table-count="0" meta:image-count="0" meta:object-count="0" meta:page-count="1" meta:paragraph-count="20" meta:word-count="191" meta:character-count="1100"/>
    <meta:user-defined meta:name="Info 1"/>
    <meta:user-defined meta:name="Info 2"/>
    <meta:user-defined meta:name="Info 3"/>
    <meta:user-defined meta:name="Info 4"/>
  </office:meta>
</office:document-meta>
</file>